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4*"/>
    </style:style>
    <style:style style:name="Table2.B" style:family="table-column">
      <style:table-column-properties style:column-width="2.2313in" style:rel-column-width="21846*"/>
    </style:style>
    <style:style style:name="Table2.C" style:family="table-column">
      <style:table-column-properties style:column-width="2.231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6035in"/>
    </style:style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3465in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1.A3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3.3465in"/>
    </style:style>
    <style:style style:name="Table3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4*"/>
    </style:style>
    <style:style style:name="Table4.B" style:family="table-column">
      <style:table-column-properties style:column-width="2.2313in" style:rel-column-width="21846*"/>
    </style:style>
    <style:style style:name="Table4.C" style:family="table-column">
      <style:table-column-properties style:column-width="2.2313in" style:rel-column-width="21845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6035in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3.3465in"/>
    </style:style>
    <style:style style:name="Table5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5.A3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4*"/>
    </style:style>
    <style:style style:name="Table6.B" style:family="table-column">
      <style:table-column-properties style:column-width="2.2313in" style:rel-column-width="21846*"/>
    </style:style>
    <style:style style:name="Table6.C" style:family="table-column">
      <style:table-column-properties style:column-width="2.2313in" style:rel-column-width="21845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6035in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4*"/>
    </style:style>
    <style:style style:name="Table7.B" style:family="table-column">
      <style:table-column-properties style:column-width="2.2313in" style:rel-column-width="21846*"/>
    </style:style>
    <style:style style:name="Table7.C" style:family="table-column">
      <style:table-column-properties style:column-width="2.2313in" style:rel-column-width="2184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4*"/>
    </style:style>
    <style:style style:name="Table8.B" style:family="table-column">
      <style:table-column-properties style:column-width="2.2313in" style:rel-column-width="21846*"/>
    </style:style>
    <style:style style:name="Table8.C" style:family="table-column">
      <style:table-column-properties style:column-width="2.2313in" style:rel-column-width="21845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8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8.2" style:family="table-row">
      <style:table-row-properties style:min-row-height="0.609in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4*"/>
    </style:style>
    <style:style style:name="Table9.B" style:family="table-column">
      <style:table-column-properties style:column-width="2.2313in" style:rel-column-width="21846*"/>
    </style:style>
    <style:style style:name="Table9.C" style:family="table-column">
      <style:table-column-properties style:column-width="2.2313in" style:rel-column-width="21845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4*"/>
    </style:style>
    <style:style style:name="Table10.B" style:family="table-column">
      <style:table-column-properties style:column-width="2.2313in" style:rel-column-width="21846*"/>
    </style:style>
    <style:style style:name="Table10.C" style:family="table-column">
      <style:table-column-properties style:column-width="2.2313in" style:rel-column-width="21845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4*"/>
    </style:style>
    <style:style style:name="Table11.B" style:family="table-column">
      <style:table-column-properties style:column-width="2.2313in" style:rel-column-width="21846*"/>
    </style:style>
    <style:style style:name="Table11.C" style:family="table-column">
      <style:table-column-properties style:column-width="2.2313in" style:rel-column-width="21845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1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1.2" style:family="table-row">
      <style:table-row-properties style:min-row-height="0.609in"/>
    </style:style>
    <style:style style:name="Table11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6bf2"/>
    </style:style>
    <style:style style:name="P2" style:family="paragraph" style:parent-style-name="Standard">
      <style:text-properties officeooo:paragraph-rsid="001b4812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b4812" style:font-size-asian="12pt" style:font-size-complex="12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d3782" style:font-size-asian="12pt" style:font-size-complex="12pt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7" style:family="paragraph" style:parent-style-name="Text_20_body">
      <style:paragraph-properties fo:line-height="150%"/>
      <style:text-properties style:font-name="Times New Roman" fo:font-size="12pt" fo:font-weight="normal" officeooo:paragraph-rsid="00196767" style:font-size-asian="12pt" style:font-size-complex="12pt"/>
    </style:style>
    <style:style style:name="P8" style:family="paragraph" style:parent-style-name="Text_20_body">
      <style:paragraph-properties fo:line-height="150%"/>
      <style:text-properties style:font-name="Times New Roman" fo:font-size="12pt" fo:font-weight="normal" officeooo:paragraph-rsid="001a6bf2" style:font-size-asian="12pt" style:font-size-complex="12pt"/>
    </style:style>
    <style:style style:name="P9" style:family="paragraph" style:parent-style-name="Text_20_body">
      <style:paragraph-properties fo:line-height="150%"/>
      <style:text-properties style:font-name="Times New Roman" fo:font-size="12pt" fo:font-weight="normal" officeooo:paragraph-rsid="001b4812" style:font-size-asian="12pt" style:font-size-complex="12pt"/>
    </style:style>
    <style:style style:name="P10" style:family="paragraph" style:parent-style-name="Text_20_body">
      <style:paragraph-properties fo:line-height="150%"/>
      <style:text-properties style:font-name="Times New Roman" fo:font-size="12pt" officeooo:paragraph-rsid="0017a3c0" style:font-size-asian="12pt" style:font-size-complex="12pt"/>
    </style:style>
    <style:style style:name="P11" style:family="paragraph" style:parent-style-name="Text_20_body">
      <style:paragraph-properties fo:line-height="150%"/>
      <style:text-properties style:font-name="Times New Roman" fo:font-size="12pt" officeooo:paragraph-rsid="001b4812" style:font-size-asian="12pt" style:font-size-complex="12pt"/>
    </style:style>
    <style:style style:name="P1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a3c0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b4812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3782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a3c0" style:font-size-asian="12pt" style:font-size-complex="12pt"/>
    </style:style>
    <style:style style:name="P1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b4812" style:font-size-asian="12pt" style:font-size-complex="12pt"/>
    </style:style>
    <style:style style:name="P1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3782" style:font-size-asian="12pt" style:font-size-complex="12pt"/>
    </style:style>
    <style:style style:name="P18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style:font-size-asian="12pt" style:font-size-complex="12pt"/>
    </style:style>
    <style:style style:name="P19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a6bf2" style:font-size-asian="12pt" style:font-size-complex="12pt"/>
    </style:style>
    <style:style style:name="P20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b4812" style:font-size-asian="12pt" style:font-size-complex="12pt"/>
    </style:style>
    <style:style style:name="P2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rsid="001a6bf2" officeooo:paragraph-rsid="001a6bf2" style:font-size-asian="12pt" style:font-size-complex="12pt"/>
    </style:style>
    <style:style style:name="P2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7a3c0" style:font-size-asian="12pt" style:font-size-complex="12pt"/>
    </style:style>
    <style:style style:name="P2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b4812" style:font-size-asian="12pt" style:font-size-complex="12pt"/>
    </style:style>
    <style:style style:name="P2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d3782" style:font-size-asian="12pt" style:font-size-complex="12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7a3c0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a6bf2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b4812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d3782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7a3c0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a6bf2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b4812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d3782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96767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b4812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d3782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b4812" officeooo:paragraph-rsid="001b4812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d3782" officeooo:paragraph-rsid="001d3782" style:font-size-asian="12pt" style:font-size-complex="12pt"/>
    </style:style>
    <style:style style:name="P3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a6bf2" style:text-blinking="false" fo:background-color="transparent" style:font-size-asian="12pt" style:font-size-complex="12pt"/>
    </style:style>
    <style:style style:name="P4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b4812" style:text-blinking="false" fo:background-color="transparent" style:font-size-asian="12pt" style:font-size-complex="12pt"/>
    </style:style>
    <style:style style:name="P4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96767" style:text-blinking="false" fo:background-color="transparent" style:font-size-asian="12pt" style:font-size-complex="12pt"/>
    </style:style>
    <style:style style:name="P4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a6bf2" style:text-blinking="false" fo:background-color="transparent" style:font-size-asian="12pt" style:font-size-complex="12pt"/>
    </style:style>
    <style:style style:name="P4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b4812" style:text-blinking="false" fo:background-color="transparent" style:font-size-asian="12pt" style:font-size-complex="12pt"/>
    </style:style>
    <style:style style:name="P4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4812" officeooo:paragraph-rsid="001b4812" style:text-blinking="false" fo:background-color="transparent" style:font-size-asian="12pt" style:font-size-complex="12pt"/>
    </style:style>
    <style:style style:name="P45" style:family="paragraph" style:parent-style-name="Standard">
      <style:text-properties officeooo:paragraph-rsid="001fd7d2"/>
    </style:style>
    <style:style style:name="P46" style:family="paragraph" style:parent-style-name="Standard">
      <style:paragraph-properties fo:line-height="150%"/>
      <style:text-properties officeooo:rsid="0020306f" officeooo:paragraph-rsid="0028ea37"/>
    </style:style>
    <style:style style:name="P4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a3c0" officeooo:paragraph-rsid="0017a3c0" style:text-blinking="false" fo:background-color="transparent" style:font-size-asian="12pt" style:font-size-complex="12pt"/>
    </style:style>
    <style:style style:name="P4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07226" style:text-blinking="false" fo:background-color="transparent" style:font-size-asian="12pt" style:font-size-complex="12pt"/>
    </style:style>
    <style:style style:name="P4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1611" style:text-blinking="false" fo:background-color="transparent" style:font-size-asian="12pt" style:font-size-complex="12pt"/>
    </style:style>
    <style:style style:name="P5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7c548" style:text-blinking="false" fo:background-color="transparent" style:font-size-asian="12pt" style:font-size-complex="12pt"/>
    </style:style>
    <style:style style:name="P5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e3e7" style:font-size-asian="12pt" style:font-size-complex="12pt"/>
    </style:style>
    <style:style style:name="P5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1611" style:font-size-asian="12pt" style:font-size-complex="12pt"/>
    </style:style>
    <style:style style:name="P5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df33" style:font-size-asian="12pt" style:font-size-complex="12pt"/>
    </style:style>
    <style:style style:name="P5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de3e7" style:font-size-asian="12pt" style:font-size-complex="12pt"/>
    </style:style>
    <style:style style:name="P5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61611" style:font-size-asian="12pt" style:font-size-complex="12pt"/>
    </style:style>
    <style:style style:name="P5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6df33" style:font-size-asian="12pt" style:font-size-complex="12pt"/>
    </style:style>
    <style:style style:name="P57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1ebe19" style:font-size-asian="12pt" style:font-size-complex="12pt"/>
    </style:style>
    <style:style style:name="P58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28ea37" style:font-size-asian="12pt" style:font-size-complex="12pt"/>
    </style:style>
    <style:style style:name="P59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b4812" style:text-blinking="false" fo:background-color="transparent" style:font-size-asian="12pt" style:font-size-complex="12pt"/>
    </style:style>
    <style:style style:name="P60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d3782" style:text-blinking="false" fo:background-color="transparent" style:font-size-asian="12pt" style:font-size-complex="12pt"/>
    </style:style>
    <style:style style:name="P61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de3e7" style:font-size-asian="12pt" style:font-size-complex="12pt"/>
    </style:style>
    <style:style style:name="P62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61611" style:font-size-asian="12pt" style:font-size-complex="12pt"/>
    </style:style>
    <style:style style:name="P63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6df33" style:font-size-asian="12pt" style:font-size-complex="12pt"/>
    </style:style>
    <style:style style:name="P64" style:family="paragraph" style:parent-style-name="Text_20_body">
      <style:paragraph-properties fo:line-height="150%"/>
      <style:text-properties style:font-name="Times New Roman" fo:font-size="12pt" fo:font-weight="normal" officeooo:paragraph-rsid="001ebe19" style:font-size-asian="12pt" style:font-size-complex="12pt"/>
    </style:style>
    <style:style style:name="P65" style:family="paragraph" style:parent-style-name="Text_20_body">
      <style:paragraph-properties fo:line-height="150%"/>
      <style:text-properties style:font-name="Times New Roman" fo:font-size="12pt" fo:font-weight="normal" officeooo:paragraph-rsid="0021e0aa" style:font-size-asian="12pt" style:font-size-complex="12pt"/>
    </style:style>
    <style:style style:name="P66" style:family="paragraph" style:parent-style-name="Text_20_body">
      <style:paragraph-properties fo:line-height="150%"/>
      <style:text-properties style:font-name="Times New Roman" fo:font-size="12pt" fo:font-weight="normal" officeooo:paragraph-rsid="0028ea37" style:font-size-asian="12pt" style:font-size-complex="12pt"/>
    </style:style>
    <style:style style:name="P67" style:family="paragraph" style:parent-style-name="Text_20_body">
      <style:paragraph-properties fo:line-height="150%"/>
      <style:text-properties officeooo:rsid="0020306f" officeooo:paragraph-rsid="00261611"/>
    </style:style>
    <style:style style:name="P68" style:family="paragraph" style:parent-style-name="Text_20_body">
      <style:paragraph-properties fo:line-height="150%"/>
      <style:text-properties officeooo:rsid="0020306f" officeooo:paragraph-rsid="0026df33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de3e7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e0d07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fd7d2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61611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6df33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8ea37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1fd7d2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261611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26df33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333a2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61611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6df33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3c165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61611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6df33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8ea37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6853c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6df33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7c548" officeooo:paragraph-rsid="0027c548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6e28" officeooo:paragraph-rsid="00286e28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ea37" officeooo:paragraph-rsid="0028ea37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970ca" officeooo:paragraph-rsid="002970ca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17a3c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96767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6bf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b481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d378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de3e7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07226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2616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26df33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8ea3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bcda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a3c0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b4812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3782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e3e7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96767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be19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7226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c165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c548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8ea37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officeooo:rsid="003bc289"/>
    </style:style>
    <style:style style:name="T27" style:family="text">
      <style:text-properties officeooo:rsid="0017a3c0"/>
    </style:style>
    <style:style style:name="T28" style:family="text">
      <style:text-properties officeooo:rsid="00196767"/>
    </style:style>
    <style:style style:name="T29" style:family="text">
      <style:text-properties officeooo:rsid="001a6bf2"/>
    </style:style>
    <style:style style:name="T30" style:family="text">
      <style:text-properties officeooo:rsid="001b4812"/>
    </style:style>
    <style:style style:name="T31" style:family="text">
      <style:text-properties officeooo:rsid="0027c5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e Case Specification Table</text:p>
      <text:p text:style-name="P3"><text:bookmark text:name="docs-internal-guid-dbfc93aa-7fff-6a4c-b6ad-91cb1ea94cb3"/><text:span text:style-name="T1">Use case name</text:span><text:span text:style-name="T25"> <text:tab/><text:tab/></text:span><text:span text:style-name="T1">: </text:span><text:span text:style-name="T3">Pesan Tiket</text:span></text:p>
      <text:p text:style-name="P15"><text:span text:style-name="T1">Pre condition</text:span><text:span text:style-name="T25"> <text:tab/><text:tab/><text:tab/></text:span><text:span text:style-name="T1">: </text:span><text:span text:style-name="T3">Customer</text:span><text:span text:style-name="T2"> melakukan </text:span><text:span text:style-name="T3">pesan tiket melalui system</text:span></text:p>
      <text:p text:style-name="P22"><text:span text:style-name="T13">Post Condition <text:tab/><text:tab/>: </text:span><text:span text:style-name="T14">1. </text:span><text:span text:style-name="T15">Customer berhasil memesan tiket</text:span></text:p>
      <text:p text:style-name="P47"><text:tab/><text:tab/><text:tab/><text:tab/> <text:s/>2. Customer gagal memesan tiket</text:p>
      <text:p text:style-name="P21"><text:span text:style-name="T3"><text:tab/><text:tab/><text:tab/><text:tab/> <text:s/>3. </text:span><text:span text:style-name="T1">Customer ditolak </text:span></text:p>
      <text:p text:style-name="P12">Successful Condition : <text:span text:style-name="T27">Customer berhasil memesan tike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Customer</text:p>
          </table:table-cell>
          <table:table-cell table:style-name="Table2.A1" office:value-type="string">
            <text:p text:style-name="P29">System</text:p>
          </table:table-cell>
          <table:table-cell table:style-name="Table2.C1" office:value-type="string">
            <text:p text:style-name="P33">Admin</text:p>
          </table:table-cell>
        </table:table-row>
        <table:table-row>
          <table:table-cell table:style-name="Table2.A2" office:value-type="string">
            <text:p text:style-name="P29">1. <text:span text:style-name="T26">Use case ini dimulai ketika Customer melakukan pemesanan tiket melalui system</text:span></text:p>
          </table:table-cell>
          <table:table-cell table:style-name="Table2.A2" office:value-type="string">
            <text:p text:style-name="P29">2. System memeriksa validitas data</text:p>
          </table:table-cell>
          <table:table-cell table:style-name="Table2.C2" office:value-type="string">
            <text:p text:style-name="P33">4. menerima / menolak customer</text:p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>3. System menyimpan data <text:span text:style-name="T27">customer dan meminta persetujuan admin</text:span></text:p>
          </table:table-cell>
          <table:table-cell table:style-name="Table2.C2" office:value-type="string">
            <text:p text:style-name="P29"/>
          </table:table-cell>
        </table:table-row>
        <table:table-row table:style-name="Table2.4"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><text:span text:style-name="T28">5</text:span>. System menerbitkan kode bayar</text:p>
          </table:table-cell>
          <table:table-cell table:style-name="Table2.C2" office:value-type="string">
            <text:p text:style-name="P25"/>
          </table:table-cell>
        </table:table-row>
      </table:table>
      <text:p text:style-name="P10"/>
      <text:p text:style-name="P7"><text:bookmark text:name="docs-internal-guid-bb1effa6-7fff-0b32-3c28-e6cfc80542fb"/><text:span text:style-name="T1">Alternative Condition 1</text:span><text:span text:style-name="T25"> </text:span><text:span text:style-name="T1">: </text:span><text:span text:style-name="T3">Customer gagal memesan tiket</text:span></text:p>
      <text:p text:style-name="P18"><text:span text:style-name="T1">Pre Condition : </text:span><text:span text:style-name="T4">Pada langkah kedua customer salah input data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5">Customer</text:p>
          </table:table-cell>
          <table:table-cell table:style-name="Table1.A1" office:value-type="string">
            <text:p text:style-name="P29">System</text:p>
          </table:table-cell>
        </table:table-row>
        <table:table-row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1">3. System menampilkan pesan e<text:span text:style-name="T29">r</text:span>ror</text:p>
          </table:table-cell>
        </table:table-row>
        <table:table-row>
          <table:table-cell table:style-name="Table1.A3" office:value-type="string">
            <text:p text:style-name="P38"/>
          </table:table-cell>
          <table:table-cell table:style-name="Table1.A3" office:value-type="string">
            <text:p text:style-name="P41">4. Kembali pada proses no 1</text:p>
          </table:table-cell>
        </table:table-row>
      </table:table>
      <text:p text:style-name="P10"/>
      <text:p text:style-name="P8"><text:span text:style-name="T1">Alternative Condition </text:span><text:span text:style-name="T5">2</text:span><text:span text:style-name="T25"> </text:span><text:span text:style-name="T1">: </text:span><text:span text:style-name="T3">Customer </text:span><text:span text:style-name="T5">ditolak</text:span></text:p>
      <text:p text:style-name="P19"><text:span text:style-name="T1">Pre Condition : </text:span><text:span text:style-name="T4">Pada langkah ke </text:span><text:span text:style-name="T5">4</text:span><text:span text:style-name="T4"> customer </text:span><text:span text:style-name="T5">ditolak oleh admin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6">Customer</text:p>
          </table:table-cell>
          <table:table-cell table:style-name="Table3.A1" office:value-type="string">
            <text:p text:style-name="P30">System</text:p>
          </table:table-cell>
        </table:table-row>
        <table:table-row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42"><text:span text:style-name="T29">5</text:span>. System menampilkan pesan <text:span text:style-name="T29">bahwa pesanan ditolak</text:span></text:p>
          </table:table-cell>
        </table:table-row>
      </table:table>
      <text:p text:style-name="P1"/>
      <text:p text:style-name="P59"/>
      <text:p text:style-name="P59"/>
      <text:p text:style-name="P4"><text:soft-page-break/><text:span text:style-name="T1">Use case name</text:span><text:span text:style-name="T25"> <text:tab/><text:tab/></text:span><text:span text:style-name="T1">: </text:span><text:span text:style-name="T6">Bayar Tiket</text:span></text:p>
      <text:p text:style-name="P16"><text:span text:style-name="T1">Pre condition</text:span><text:span text:style-name="T25"> <text:tab/><text:tab/><text:tab/></text:span><text:span text:style-name="T1">: </text:span><text:span text:style-name="T3">Customer</text:span><text:span text:style-name="T2"> melakukan </text:span><text:span text:style-name="T6">pembayaran</text:span><text:span text:style-name="T3"> tiket melalui system</text:span></text:p>
      <text:p text:style-name="P23"><text:span text:style-name="T13">Post Condition <text:tab/><text:tab/>: </text:span><text:span text:style-name="T14">1. </text:span><text:span text:style-name="T15">Customer berhasil me</text:span><text:span text:style-name="T16">mbayar </text:span><text:span text:style-name="T15">tiket</text:span></text:p>
      <text:p text:style-name="P23"><text:span text:style-name="T15"><text:tab/><text:tab/><text:tab/><text:tab/></text:span><text:span text:style-name="T16"> <text:s/>2. </text:span><text:span text:style-name="T15">Customer </text:span><text:span text:style-name="T16">gagal </text:span><text:span text:style-name="T15">me</text:span><text:span text:style-name="T16">mbayar </text:span><text:span text:style-name="T15">tiket</text:span></text:p>
      <text:p text:style-name="P13">Successful Condition : <text:span text:style-name="T27">Customer berhasil memesan tiket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7">Customer</text:p>
          </table:table-cell>
          <table:table-cell table:style-name="Table4.A1" office:value-type="string">
            <text:p text:style-name="P31">System</text:p>
          </table:table-cell>
          <table:table-cell table:style-name="Table4.C1" office:value-type="string">
            <text:p text:style-name="P34">Admin</text:p>
          </table:table-cell>
        </table:table-row>
        <table:table-row>
          <table:table-cell table:style-name="Table4.A2" office:value-type="string">
            <text:p text:style-name="P31">1. <text:span text:style-name="T26">Use case ini dimulai ketika Customer melakukan pembayaran tiket melalui system</text:span></text:p>
          </table:table-cell>
          <table:table-cell table:style-name="Table4.A2" office:value-type="string">
            <text:p text:style-name="P31">2. System memeriksa validitas data</text:p>
          </table:table-cell>
          <table:table-cell table:style-name="Table4.C2" office:value-type="string">
            <text:p text:style-name="P34">4. menerima / menolak <text:span text:style-name="T30">pembayaran</text:span></text:p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>3. System menyimpan data <text:span text:style-name="T30">pembayaran dan meneruskan ke <text:s/>admin</text:span></text:p>
          </table:table-cell>
          <table:table-cell table:style-name="Table4.C2" office:value-type="string">
            <text:p text:style-name="P31"/>
          </table:table-cell>
        </table:table-row>
        <table:table-row table:style-name="Table4.4"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6">5. System menerbitkan tiket</text:p>
          </table:table-cell>
          <table:table-cell table:style-name="Table4.C2" office:value-type="string">
            <text:p text:style-name="P27"/>
          </table:table-cell>
        </table:table-row>
      </table:table>
      <text:p text:style-name="P2"/>
      <text:p text:style-name="P9"><text:span text:style-name="T1">Alternative Condition 1</text:span><text:span text:style-name="T25"> </text:span><text:span text:style-name="T1">: </text:span><text:span text:style-name="T3">Customer gagal mem</text:span><text:span text:style-name="T6">bayar </text:span><text:span text:style-name="T3">tiket</text:span></text:p>
      <text:p text:style-name="P20"><text:span text:style-name="T1">Pre Condition : </text:span><text:span text:style-name="T4">Pada langkah ke </text:span><text:span text:style-name="T6">4</text:span><text:span text:style-name="T4"> </text:span><text:span text:style-name="T6">pembayaran ditolak admin (uang belum masuk)</text:span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7">Customer</text:p>
          </table:table-cell>
          <table:table-cell table:style-name="Table5.A1" office:value-type="string">
            <text:p text:style-name="P31">System</text:p>
          </table:table-cell>
        </table:table-row>
        <table:table-row>
          <table:table-cell table:style-name="Table5.A1" office:value-type="string">
            <text:p text:style-name="P44">6. Customer memeriksa kembali pembayaran yang telah dilakukan</text:p>
          </table:table-cell>
          <table:table-cell table:style-name="Table5.A1" office:value-type="string">
            <text:p text:style-name="P43"><text:span text:style-name="T30">5</text:span>. System menampilkan pesan e<text:span text:style-name="T29">r</text:span>ror</text:p>
          </table:table-cell>
        </table:table-row>
        <table:table-row>
          <table:table-cell table:style-name="Table5.A3" office:value-type="string">
            <text:p text:style-name="P40"/>
          </table:table-cell>
          <table:table-cell table:style-name="Table5.A3" office:value-type="string">
            <text:p text:style-name="P44">7. Kembali pada proses no 1</text:p>
          </table:table-cell>
        </table:table-row>
      </table:table>
      <text:p text:style-name="P11"/>
      <text:p text:style-name="P60"/>
      <text:p text:style-name="P60"/>
      <text:p text:style-name="P5"><text:span text:style-name="T1">Use case name</text:span><text:span text:style-name="T25"> <text:tab/><text:tab/></text:span><text:span text:style-name="T1">: </text:span><text:span text:style-name="T6">B</text:span><text:span text:style-name="T7">atal</text:span><text:span text:style-name="T6"> Tiket</text:span></text:p>
      <text:p text:style-name="P17"><text:span text:style-name="T1">Pre condition</text:span><text:span text:style-name="T25"> <text:tab/><text:tab/><text:tab/></text:span><text:span text:style-name="T1">: </text:span><text:span text:style-name="T3">Customer</text:span><text:span text:style-name="T2"> </text:span><text:span text:style-name="T7">mengajuan pembatalan tiket</text:span></text:p>
      <text:p text:style-name="P24"><text:span text:style-name="T13">Post Condition <text:tab/><text:tab/>: </text:span><text:span text:style-name="T14">1. </text:span><text:span text:style-name="T15">Customer berhasil </text:span><text:span text:style-name="T17">mengajukan pembatalan tiket</text:span></text:p>
      <text:p text:style-name="P14">Successful Condition : <text:span text:style-name="T27">Customer berhasil mengajukan pembatalan tiket</text:span>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office:value-type="string">
            <text:p text:style-name="P28">Customer</text:p>
          </table:table-cell>
          <table:table-cell table:style-name="Table6.A1" office:value-type="string">
            <text:p text:style-name="P32">System</text:p>
          </table:table-cell>
          <table:table-cell table:style-name="Table6.C1" office:value-type="string">
            <text:p text:style-name="P35">Admin</text:p>
          </table:table-cell>
        </table:table-row>
        <table:table-row>
          <table:table-cell table:style-name="Table6.A2" office:value-type="string">
            <text:p text:style-name="P32">1. <text:span text:style-name="T26">Use case ini dimulai ketika Customer mengajukan pembatalan tiket melalui system</text:span></text:p>
          </table:table-cell>
          <table:table-cell table:style-name="Table6.A2" office:value-type="string">
            <text:p text:style-name="P32">2. System memeriksa validitas data</text:p>
          </table:table-cell>
          <table:table-cell table:style-name="Table6.C2" office:value-type="string">
            <text:p text:style-name="P35">4. menerima / menolak <text:span text:style-name="T30">pembatalan</text:span></text:p>
          </table:table-cell>
        </table:table-row>
        <table:table-row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32">3. System menyimpan data <text:span text:style-name="T30">pembayaran dan meneruskan ke <text:s/>admin</text:span></text:p>
          </table:table-cell>
          <table:table-cell table:style-name="Table6.C2" office:value-type="string">
            <text:p text:style-name="P32"/>
          </table:table-cell>
        </table:table-row>
        <table:table-row table:style-name="Table6.4"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37">5. System memberikan hasil pengajuan</text:p>
          </table:table-cell>
          <table:table-cell table:style-name="Table6.C2" office:value-type="string">
            <text:p text:style-name="P28"/>
          </table:table-cell>
        </table:table-row>
      </table:table>
      <text:p text:style-name="P61"><text:span text:style-name="T1"/></text:p>
      <text:p text:style-name="P61"><text:span text:style-name="T1">Use case name</text:span><text:span text:style-name="T25"> <text:tab/><text:tab/></text:span><text:span text:style-name="T1">: </text:span><text:span text:style-name="T8">Penyerahan kiriman barang </text:span></text:p>
      <text:p text:style-name="P51"><text:span text:style-name="T1">Pre condition</text:span><text:span text:style-name="T25"> <text:tab/><text:tab/><text:tab/></text:span><text:span text:style-name="T1">: </text:span><text:span text:style-name="T3">Customer</text:span><text:span text:style-name="T2"> </text:span><text:span text:style-name="T9">menerima</text:span><text:span text:style-name="T8"> barang </text:span></text:p>
      <text:p text:style-name="P54"><text:span text:style-name="T13">Post Condition <text:tab/><text:tab/>: </text:span><text:span text:style-name="T14">1. </text:span><text:span text:style-name="T15">Customer berhasil </text:span><text:span text:style-name="T18">men</text:span><text:span text:style-name="T21">erima</text:span><text:span text:style-name="T18"> barang</text:span></text:p>
      <text:p text:style-name="P54"><text:span text:style-name="T18"><text:tab/><text:tab/><text:tab/><text:tab/> <text:s/>2. Kiriman </text:span><text:span text:style-name="T21">mengalami kerusakan</text:span></text:p>
      <text:p text:style-name="P48">Successful Condition : <text:span text:style-name="T27">Customer berhasil menerima barang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8">Sopir</text:p>
          </table:table-cell>
          <table:table-cell table:style-name="Table7.A1" office:value-type="string">
            <text:p text:style-name="P69">System</text:p>
          </table:table-cell>
          <table:table-cell table:style-name="Table7.C1" office:value-type="string">
            <text:p text:style-name="P78">Customer</text:p>
          </table:table-cell>
        </table:table-row>
        <table:table-row>
          <table:table-cell table:style-name="Table7.A2" office:value-type="string">
            <text:p text:style-name="P70">1. <text:span text:style-name="T26">Use case ini dimulai ketika sopir menyerahkan barang <text:s/></text:span></text:p>
          </table:table-cell>
          <table:table-cell table:style-name="Table7.A2" office:value-type="string">
            <text:p text:style-name="P78">2. System menampilkan data penerima</text:p>
          </table:table-cell>
          <table:table-cell table:style-name="Table7.C2" office:value-type="string">
            <text:p text:style-name="P78">3. Customer memeriksa barang yang diterima</text:p>
          </table:table-cell>
        </table:table-row>
        <table:table-row>
          <table:table-cell table:style-name="Table7.A2" office:value-type="string">
            <text:p text:style-name="P81">4. Sopir memasukan status penerimaan ke system</text:p>
          </table:table-cell>
          <table:table-cell table:style-name="Table7.A2" office:value-type="string">
            <text:p text:style-name="P81">5. System menyimpan status barang</text:p>
          </table:table-cell>
          <table:table-cell table:style-name="Table7.C2" office:value-type="string">
            <text:p text:style-name="P75"/>
          </table:table-cell>
        </table:table-row>
      </table:table>
      <text:p text:style-name="P64"><text:span text:style-name="T1"/></text:p>
      <text:p text:style-name="P65"><text:span text:style-name="T1">Alternative Condition 1</text:span><text:span text:style-name="T25"> </text:span><text:span text:style-name="T1">: </text:span><text:span text:style-name="T8">Kiriman </text:span><text:span text:style-name="T9">mengalami kerusakan</text:span></text:p>
      <text:p text:style-name="P57"><text:span text:style-name="T13">Pre Condition : </text:span><text:span text:style-name="T19">Pada langkah ke </text:span><text:span text:style-name="T22">3</text:span><text:span text:style-name="T19"> </text:span><text:span text:style-name="T20">kiriman</text:span><text:span text:style-name="T16"> </text:span><text:span text:style-name="T22">mengalami kerusakan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81">Sopir</text:p>
          </table:table-cell>
          <table:table-cell table:style-name="Table8.A1" office:value-type="string">
            <text:p text:style-name="P71">System</text:p>
          </table:table-cell>
          <table:table-cell table:style-name="Table8.C1" office:value-type="string">
            <text:p text:style-name="P81">Customer</text:p>
          </table:table-cell>
        </table:table-row>
        <table:table-row table:style-name="Table8.2">
          <table:table-cell table:style-name="Table8.A2" office:value-type="string">
            <text:p text:style-name="P81">5. Sopir menerima kembali barang</text:p>
          </table:table-cell>
          <table:table-cell table:style-name="Table8.A2" office:value-type="string">
            <text:p text:style-name="P81">6. System menyimpan status</text:p>
          </table:table-cell>
          <table:table-cell table:style-name="Table8.C2" office:value-type="string">
            <text:p text:style-name="P81">4. Customer mengembalikan barang ke sopir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2"><text:soft-page-break/><text:span text:style-name="T1">Use case name</text:span><text:span text:style-name="T25"> <text:tab/><text:tab/></text:span><text:span text:style-name="T1">: </text:span><text:span text:style-name="T10">Ganti rute sopir</text:span></text:p>
      <text:p text:style-name="P52"><text:span text:style-name="T1">Pre condition</text:span><text:span text:style-name="T25"> <text:tab/><text:tab/><text:tab/></text:span><text:span text:style-name="T1">: </text:span><text:span text:style-name="T10">Sopir ganti rute perjalanan</text:span></text:p>
      <text:p text:style-name="P55"><text:span text:style-name="T13">Post Condition <text:tab/><text:tab/>: </text:span><text:span text:style-name="T14">1. </text:span></text:p>
      <text:p text:style-name="P55"><text:span text:style-name="T18"><text:tab/><text:tab/><text:tab/><text:tab/> <text:s/>2. Kiriman </text:span><text:span text:style-name="T21">mengalami kerusakan</text:span></text:p>
      <text:p text:style-name="P49">Successful Condition : <text:span text:style-name="T27">Customer berhasil menerima barang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79">Sopir</text:p>
          </table:table-cell>
          <table:table-cell table:style-name="Table9.A1" office:value-type="string">
            <text:p text:style-name="P72">System</text:p>
          </table:table-cell>
          <table:table-cell table:style-name="Table9.C1" office:value-type="string">
            <text:p text:style-name="P85">Admin</text:p>
          </table:table-cell>
        </table:table-row>
        <table:table-row>
          <table:table-cell table:style-name="Table9.A2" office:value-type="string">
            <text:p text:style-name="P72">1. <text:span text:style-name="T26">Use case ini dimulai ketika sopir menyerahkan barang <text:s/></text:span></text:p>
          </table:table-cell>
          <table:table-cell table:style-name="Table9.A2" office:value-type="string">
            <text:p text:style-name="P79">2. System menampilkan data penerima</text:p>
          </table:table-cell>
          <table:table-cell table:style-name="Table9.C2" office:value-type="string">
            <text:p text:style-name="P79">3. Customer memeriksa barang yang diterima</text:p>
          </table:table-cell>
        </table:table-row>
        <table:table-row>
          <table:table-cell table:style-name="Table9.A2" office:value-type="string">
            <text:p text:style-name="P82">4. Sopir memasukan status penerimaan ke system</text:p>
          </table:table-cell>
          <table:table-cell table:style-name="Table9.A2" office:value-type="string">
            <text:p text:style-name="P82">5. System menyimpan status barang</text:p>
          </table:table-cell>
          <table:table-cell table:style-name="Table9.C2" office:value-type="string">
            <text:p text:style-name="P76"/>
          </table:table-cell>
        </table:table-row>
      </table:table>
      <text:p text:style-name="P67"/>
      <text:p text:style-name="P63"><text:span text:style-name="T1">Use case name</text:span><text:span text:style-name="T25"> <text:tab/><text:tab/></text:span><text:span text:style-name="T1">: </text:span><text:span text:style-name="T11">Keberangkatan</text:span></text:p>
      <text:p text:style-name="P53"><text:span text:style-name="T1">Pre condition</text:span><text:span text:style-name="T25"> <text:tab/><text:tab/><text:tab/></text:span><text:span text:style-name="T1">: </text:span><text:span text:style-name="T11">Sopir memulai perjalanan</text:span></text:p>
      <text:p text:style-name="P56"><text:span text:style-name="T13">Post Condition <text:tab/><text:tab/>: </text:span><text:span text:style-name="T14">1. </text:span><text:span text:style-name="T23">Sopir memulai perjalanan</text:span></text:p>
      <text:p text:style-name="P56"><text:span text:style-name="T18"><text:tab/><text:tab/><text:tab/><text:tab/> <text:s/>2. </text:span><text:span text:style-name="T23">Kendaraan mengalami kendala</text:span></text:p>
      <text:p text:style-name="P50">Successful Condition : <text:span text:style-name="T31">Sopir memulai perjalanan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80">Sopir</text:p>
          </table:table-cell>
          <table:table-cell table:style-name="Table10.A1" office:value-type="string">
            <text:p text:style-name="P73">System</text:p>
          </table:table-cell>
          <table:table-cell table:style-name="Table10.C1" office:value-type="string">
            <text:p text:style-name="P86">Admin</text:p>
          </table:table-cell>
        </table:table-row>
        <table:table-row>
          <table:table-cell table:style-name="Table10.A2" office:value-type="string">
            <text:p text:style-name="P87">1. <text:span text:style-name="T26">Use case ini dimulai ketika sopir </text:span>akan memulai perjalanan</text:p>
          </table:table-cell>
          <table:table-cell table:style-name="Table10.A2" office:value-type="string">
            <text:p text:style-name="P88">2. System memberikan informasi perjalanan ke sopir</text:p>
          </table:table-cell>
          <table:table-cell table:style-name="Table10.C2" office:value-type="string">
            <text:p text:style-name="P88">3. Admin memberikan data data perjalanan ke sopir</text:p>
          </table:table-cell>
        </table:table-row>
        <table:table-row>
          <table:table-cell table:style-name="Table10.A2" office:value-type="string">
            <text:p text:style-name="P89">4. Sopir melakukan perjalanan</text:p>
          </table:table-cell>
          <table:table-cell table:style-name="Table10.A2" office:value-type="string">
            <text:p text:style-name="P83"/>
          </table:table-cell>
          <table:table-cell table:style-name="Table10.C2" office:value-type="string">
            <text:p text:style-name="P77"/>
          </table:table-cell>
        </table:table-row>
      </table:table>
      <text:p text:style-name="P68"/>
      <text:p text:style-name="P66"><text:span text:style-name="T1">Alternative Condition 1</text:span><text:span text:style-name="T25"> </text:span><text:span text:style-name="T1">: </text:span><text:span text:style-name="T12">Kendaraan mengalami kendala</text:span></text:p>
      <text:p text:style-name="P58"><text:span text:style-name="T13">Pre Condition : </text:span><text:span text:style-name="T19">Pada langkah ke </text:span><text:span text:style-name="T24">1</text:span><text:span text:style-name="T19"> </text:span><text:span text:style-name="T24">Kendaraan mengalami kendal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84">Sopir</text:p>
          </table:table-cell>
          <table:table-cell table:style-name="Table11.A1" office:value-type="string">
            <text:p text:style-name="P74">System</text:p>
          </table:table-cell>
          <table:table-cell table:style-name="Table11.C1" office:value-type="string">
            <text:p text:style-name="P89">Admin</text:p>
          </table:table-cell>
        </table:table-row>
        <table:table-row table:style-name="Table11.2">
          <table:table-cell table:style-name="Table11.A2" office:value-type="string">
            <text:p text:style-name="P89">2. Sopir melapor ke admin</text:p>
          </table:table-cell>
          <table:table-cell table:style-name="Table11.A2" office:value-type="string">
            <text:p text:style-name="P89">4. Memberikan data kendaraan yang tersedia</text:p>
          </table:table-cell>
          <table:table-cell table:style-name="Table11.C2" office:value-type="string">
            <text:p text:style-name="P89">3. Admin menerima laporan dan memeriksa kendaraan pengganti melalui system</text:p>
          </table:table-cell>
        </table:table-row>
        <table:table-row table:style-name="Table11.2">
          <table:table-cell table:style-name="Table11.A3" office:value-type="string">
            <text:p text:style-name="P90">6. Kembali ke proses no. 1</text:p>
          </table:table-cell>
          <table:table-cell table:style-name="Table11.A3" office:value-type="string">
            <text:p text:style-name="P84"/>
          </table:table-cell>
          <table:table-cell table:style-name="Table11.C3" office:value-type="string">
            <text:p text:style-name="P90">5. Admin memberikan kendaraan pengganti ke sopir</text:p>
          </table:table-cell>
        </table:table-row>
      </table:table>
      <text:p text:style-name="P4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2:33:36.246147216</meta:creation-date>
    <dc:date>2018-12-01T11:38:28.583677825</dc:date>
    <meta:editing-duration>PT1H28M46S</meta:editing-duration>
    <meta:editing-cycles>16</meta:editing-cycles>
    <meta:generator>LibreOffice/6.0.6.2$Linux_X86_64 LibreOffice_project/00m0$Build-2</meta:generator>
    <meta:document-statistic meta:table-count="11" meta:image-count="0" meta:object-count="0" meta:page-count="5" meta:paragraph-count="114" meta:word-count="602" meta:character-count="4022" meta:non-whitespace-character-count="3446"/>
  </office:meta>
</office:document-meta>
</file>